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 style:list-style-name="L1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38cm" fo:min-width="2.57cm" fo:padding-top="0.175cm" fo:padding-bottom="0.175cm" fo:padding-left="0.3cm" fo:padding-right="0.3cm"/>
      <style:paragraph-properties style:writing-mode="lr-tb"/>
    </style:style>
    <style:style style:name="gr2" style:family="graphic" style:parent-style-name="Default_20_Drawing_20_Style_5f_1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38cm" fo:min-width="2.57cm" fo:padding-top="0.175cm" fo:padding-bottom="0.175cm" fo:padding-left="0.3cm" fo:padding-right="0.3cm"/>
      <style:paragraph-properties style:writing-mode="lr-tb"/>
    </style:style>
    <style:style style:name="gr3" style:family="graphic" style:parent-style-name="Default_20_Drawing_20_Style_5f_1">
      <style:graphic-properties svg:stroke-color="#ffbf00" draw:fill-color="#ff8000" draw:textarea-horizontal-align="justify" draw:textarea-vertical-align="middle" draw:auto-grow-height="false" fo:min-height="0.67cm" fo:min-width="1.849cm"/>
      <style:paragraph-properties style:writing-mode="lr-tb"/>
    </style:style>
    <style:style style:name="gr4" style:family="graphic" style:parent-style-name="Default_20_Drawing_20_Style_5f_1">
      <style:graphic-properties svg:stroke-color="#bf0041" draw:fill-color="#ff0000" draw:textarea-horizontal-align="justify" draw:textarea-vertical-align="middle" draw:auto-grow-height="false" fo:min-height="0.829cm" fo:min-width="2.987cm"/>
      <style:paragraph-properties style:writing-mode="lr-tb"/>
    </style:style>
    <style:style style:name="gr5" style:family="graphic" style:parent-style-name="standard">
      <style:graphic-properties svg:stroke-color="#00a933" draw:fill-color="#81d41a" draw:textarea-horizontal-align="justify" draw:textarea-vertical-align="middle" draw:auto-grow-height="false" fo:min-height="3.311cm" fo:min-width="0.853cm"/>
      <style:paragraph-properties style:writing-mode="lr-tb"/>
    </style:style>
    <style:style style:name="gr6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8000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0000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3.17cm" svg:height="2.73cm" svg:x="4.079cm" svg:y="1.49cm">
          <text:p text:style-name="P1"><text:span text:style-name="T1">SafeTI 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cm" svg:height="2.73cm" svg:x="10.634cm" svg:y="1.47cm">
          <text:p text:style-name="P3"><text:span text:style-name="T1">Netwo</text:span><text:span text:style-name="T1">rk </text:span><text:span text:style-name="T1">interfa</text:span><text:span text:style-name="T1">c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1.56cm" svg:x="7.349cm" svg:y="2.145cm">
          <text:p text:style-name="P5"><text:span text:style-name="T2">IB</text:span></text:p>
          <draw:enhanced-geometry svg:viewBox="0 0 21600 21600" draw:text-areas="?f5 ?f1 ?f6 ?f3" draw:type="left-right-arrow" draw:modifiers="5319.83805668016 5092.1204356181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8" draw:layer="layout" svg:width="4.445cm" svg:height="1.905cm" draw:transform="skewX (0.00261799387799149) rotate (-1.5683528658421) translate (16.499cm 0.635cm)">
          <text:p text:style-name="P7"><text:span text:style-name="T2">Network</text:span></text:p>
          <draw:enhanced-geometry svg:viewBox="0 0 21600 21600" draw:text-areas="?f5 ?f1 ?f6 ?f3" draw:mirror-horizontal="false" draw:mirror-vertical="false" draw:type="left-right-arrow" draw:modifiers="4508.5020242915 5224.3441762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0" draw:layer="layout" svg:width="1.905cm" svg:height="4.445cm" svg:x="1.339cm" svg:y="0.635cm">
          <text:p text:style-name="P9">A</text:p>
          <text:p text:style-name="P9">P</text:p>
          <text:p text:style-name="P9">B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9" draw:layer="layout" svg:x1="2.809cm" svg:y1="2.86cm" svg:x2="4.079cm" svg:y2="2.86cm">
          <text:p/>
        </draw:line>
        <draw:line draw:style-name="gr6" draw:text-style-name="P9" draw:layer="layout" svg:x1="13.809cm" svg:y1="2.86cm" svg:x2="15.079cm" svg:y2="2.86cm">
          <text:p/>
        </draw:lin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03cm" fo:padding-bottom="0.125cm" fo:padding-left="0.25cm" fo:padding-right="0.25cm" fo:wrap-option="wrap" draw:shadow="hidden" draw:shadow-offset-x="0.2cm" draw:shadow-offset-y="0.2cm" draw:shadow-color="#808080" draw:shadow-opacity="10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cisco Javier Fuentes Diaz</meta:initial-creator>
    <meta:creation-date>2022-09-08T11:18:46.017257516</meta:creation-date>
    <dc:date>2022-09-08T11:38:01.131861844</dc:date>
    <dc:creator>Francisco Javier Fuentes Diaz</dc:creator>
    <meta:editing-duration>PT4M52S</meta:editing-duration>
    <meta:editing-cycles>2</meta:editing-cycles>
    <meta:generator>LibreOffice/7.2.7.2$Linux_X86_64 LibreOffice_project/20$Build-2</meta:generator>
    <meta:document-statistic meta:object-count="30"/>
  </office:meta>
</office:document-meta>
</file>